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github.com/Anon-Planet/thgtoa/raw/master/guide.md" office:name=""><text:span text:style-name="Definition">Markdown</text:span></text:a> text.</text:p>
      <text:p text:style-name="Text_20_body">Mirrors: - Tor Onion Mirror: <text:a xlink:type="simple" xlink:href="http://thgtoa27ujspeqxasrfvcf5aozqdczvgmwgorrmblh6jn4nino3spcqd.onion/" office:name=""><text:span text:style-name="Definition">http://thgtoa27ujspeqxasrfvcf5aozqdczvgmwgorrmblh6jn4nino3spcq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